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alibri" svg:font-family="Calibri" style:font-family-generic="roman"/>
    <style:font-face style:name="Cambria" svg:font-family="Cambria" style:font-family-generic="roman"/>
    <style:font-face style:name="Courier" svg:font-family="Courier" style:font-family-generic="roman"/>
    <style:font-face style:name="Palatino Linotype" svg:font-family="'Palatino Linotype'" style:font-family-generic="roman"/>
    <style:font-face style:name="Lucida Sans1" svg:font-family="'Lucida Sans'" style:font-family-generic="swiss"/>
    <style:font-face style:name="Times New Roman" svg:font-family="'Times New Roman'" style:font-family-generic="roman"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0pt" style:font-size-asian="10pt" style:font-size-complex="10pt"/>
    </style:style>
    <style:style style:name="P2" style:family="paragraph" style:parent-style-name="Standard" style:master-page-name="Standard">
      <style:paragraph-properties fo:text-align="center" style:justify-single-word="false" style:page-number="auto"/>
      <style:text-properties style:font-name="Times New Roman" fo:font-size="14pt" style:font-size-asian="14pt" style:font-size-complex="14pt"/>
    </style:style>
    <style:style style:name="P3" style:family="paragraph" style:parent-style-name="Heading_20_2">
      <style:text-properties style:font-name="Times New Roman" fo:font-size="10pt" style:font-size-asian="10pt" style:font-size-complex="10pt"/>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GroupBuild Strategy Brief for Social Media Developer</text:span></text:p>
      <text:list xml:id="list2990821869724784855" text:style-name="Outline">
        <text:list-item>
          <text:list>
            <text:list-item>
              <text:h text:style-name="P3" text:outline-level="2">1. Context and Team Overview</text:h>
            </text:list-item>
          </text:list>
        </text:list-item>
      </text:list>
      <text:p text:style-name="P1">This strategy brief will evolve as we build and test. Incoming developers are encouraged to annotate and expand this document collaboratively. <text:s/></text:p>
      <text:p text:style-name="P1">GroupBuild (GB) aims to be a civic-tech platform that enables grassroots coordination and democratic participation. <text:line-break/>Our early team strengths are in data, security, and business development, but we lack immediate expertise in:<text:line-break/>- Social media engagement strategies<text:line-break/>- UX for younger users<text:line-break/>- Rapid front-end prototyping and mobile-first design<text:line-break/><text:line-break/>We would like to hire an expert (or find volunteers) who can direct our social media development, to help close the above gaps. This document is an attempt to bring them up to speed on our goals, audience, architecture, and engagement challenges. <text:s/>Additional documents may be forwarded to you via the GroupBuild Discord server, hosted by Elias. </text:p>
      <text:list xml:id="list34758892" text:continue-numbering="true" text:style-name="Outline">
        <text:list-item>
          <text:list>
            <text:list-item>
              <text:h text:style-name="P3" text:outline-level="2">2. Core Goal</text:h>
            </text:list-item>
          </text:list>
        </text:list-item>
      </text:list>
      <text:p text:style-name="P1">To create a trusted, scale-able platform, where people can:<text:line-break/>- Form or join Groups around causes<text:line-break/>- Discover or organize Events<text:line-break/>- Coordinate securely and transparently<text:line-break/>- Moderate conversations with ethical AI tools<text:line-break/><text:line-break/>In the long term, GroupBuild intends to become a digital infrastructure that helps to facilitate local democracy. </text:p>
      <text:list xml:id="list34748802" text:continue-numbering="true" text:style-name="Outline">
        <text:list-item>
          <text:list>
            <text:list-item>
              <text:h text:style-name="P3" text:outline-level="2">3. Current Capabilities and Gaps</text:h>
            </text:list-item>
          </text:list>
        </text:list-item>
      </text:list>
      <text:p text:style-name="P1">Team Strengths:<text:line-break/>- Database structure and analytics (Elias and a small group of volunteers)<text:line-break/>- Security modeling, identity protection<text:line-break/>- Business planning, partnership development<text:line-break/><text:line-break/>Gaps:<text:line-break/>- Front-end UX for younger users (especially Gen Z)<text:line-break/>- Social graph mechanics<text:line-break/>- Onboarding/retention mechanisms<text:line-break/>- Viral loops and calls-to-action</text:p>
      <text:list xml:id="list34763035" text:continue-numbering="true" text:style-name="Outline">
        <text:list-item>
          <text:list>
            <text:list-item>
              <text:h text:style-name="P3" text:outline-level="2">4. Key Challenges to Address</text:h>
            </text:list-item>
          </text:list>
        </text:list-item>
      </text:list>
      <text:p text:style-name="P1">a) Cold Start Problem<text:line-break/>- The platform won’t have enough Groups or Events at launch<text:line-break/>- Early users may find the experience too empty to return<text:line-break/><text:line-break/>b) Lack of Visual Energy<text:line-break/>- Youth audiences expect visual signals of energy, authenticity, and momentum<text:line-break/><text:line-break/>c) Delayed Feature Rollouts<text:line-break/>- We may only launch with partial MVP (e.g. events + moderation, but not voting or chat)<text:line-break/></text:p>
      <text:list xml:id="list34736241" text:continue-numbering="true" text:style-name="Outline">
        <text:list-item>
          <text:list>
            <text:list-item>
              <text:h text:style-name="P3" text:outline-level="2">5. Tactical Recommendations</text:h>
            </text:list-item>
          </text:list>
        </text:list-item>
      </text:list>
      <text:p text:style-name="P1">A) UI/UX Design Priorities<text:line-break/>- Use bold header visuals with real or inspirational content<text:line-break/><text:soft-page-break/>- Embed a live or simulated map/event feed even if sparse at launch<text:line-break/>- Include hooks like:<text:line-break/> <text:s/>- "Build Your First Group"<text:line-break/> <text:s/>- "What Would You March For?" (poll-style prompt)<text:line-break/> <text:s/>- "Pick Your Future Self" (avatar customization + story preview)<text:line-break/><text:line-break/>B) Test Group Development (User Feedback)<text:line-break/>- Assemble 10–20 testers with varied backgrounds (Gen Z, activists, skeptical users)<text:line-break/>- Use tools like SauceLabs, Maze, or Lookback.io to watch flows and pain points<text:line-break/>- Ask open-ended questions: "What do you expect here?" "What confused you?"<text:line-break/><text:line-break/>C) Evolving Launch Plan<text:line-break/>- Phase 1: Groups + Events + Location Map + Feedback Tools<text:line-break/>- Phase 2: Moderation System (BeAxa), Voting, Resource Library<text:line-break/>- Phase 3: Full mobile PWA, reputation overlays, decentralized ID layer (AnonID)<text:line-break/><text:line-break/>D) Speeding Up Development<text:line-break/>- Use ready-made components:<text:line-break/> <text:s/>- UI: ShadCN UI + Tailwind<text:line-break/> <text:s/>- Maps: Leaflet + IPinfo<text:line-break/> <text:s/>- Auth: Clerk.dev or Supabase Auth<text:line-break/> <text:s/>- Real-time: Pusher or Supabase Realtime<text:line-break/>- Fork open-source GitHub projects (Next.js + civic tech)<text:line-break/>- Consider building modularly with feature flags</text:p>
      <text:list xml:id="list34750847" text:continue-numbering="true" text:style-name="Outline">
        <text:list-item>
          <text:list>
            <text:list-item>
              <text:h text:style-name="P3" text:outline-level="2">6. Suggested Hooks for Early Engagement</text:h>
            </text:list-item>
          </text:list>
        </text:list-item>
      </text:list>
      <text:p text:style-name="P1">- Find Your Cause Quiz: auto-routes users to causes<text:line-break/>- Postcard to the Future: users write a message to their 2030 self<text:line-break/>- Demo Group Challenge: early users get badges for helping test features<text:line-break/>- Visible Roadmap: show users what features are coming next and let them vote on priorities</text:p>
      <text:list xml:id="list34745553" text:continue-numbering="true" text:style-name="Outline">
        <text:list-item>
          <text:list>
            <text:list-item>
              <text:h text:style-name="P3" text:outline-level="2">7. APIs to Support Early MVP</text:h>
            </text:list-item>
          </text:list>
        </text:list-item>
      </text:list>
      <text:p text:style-name="P1">- OpenStreetMap + Leaflet (mapping)<text:line-break/>- Bluesky (AT Protocol) (social graph / handles)<text:line-break/>- OpenAI Moderation API (content safety)<text:line-break/>- Tally.so or Typeform (user feedback capture)<text:line-break/>- Pusher or Ably (real-time messages)</text:p>
      <text:list xml:id="list34745430" text:continue-numbering="true" text:style-name="Outline">
        <text:list-item>
          <text:list>
            <text:list-item>
              <text:h text:style-name="P3" text:outline-level="2">8. Deliverables for Social Media Developer</text:h>
            </text:list-item>
          </text:list>
        </text:list-item>
      </text:list>
      <text:p text:style-name="P1">- Assist with onboarding test group members and capturing feedback<text:line-break/>- Shape the public voice of GroupBuild across mockups, social feeds, and campaigns<text:line-break/>- Prototype CTA elements and onboarding flows that drive emotional connection<text:line-break/>- Propose timeline and hooks to help sustain user interest during phased feature rollout<text:line-break/></text:p>
      <text:list xml:id="list34740874" text:continue-numbering="true" text:style-name="Outline">
        <text:list-item>
          <text:list>
            <text:list-item>
              <text:h text:style-name="P3" text:outline-level="2">9. Tactical Suggestions</text:h>
            </text:list-item>
          </text:list>
        </text:list-item>
      </text:list>
      <text:p text:style-name="P1">This document provides a quick-start summary of earlier technical and design recommendations discussed prior to the main strategy brief. It is designed to help developers, especially new team members, quickly understand foundational tools, components, and engagement strategies.</text:p>
      <text:list xml:id="list34747933" text:continue-numbering="true" text:style-name="Outline">
        <text:list-item>
          <text:list>
            <text:list-item>
              <text:h text:style-name="P3" text:outline-level="2"><text:soft-page-break/>9.1. What Young Users Want to See</text:h>
            </text:list-item>
          </text:list>
        </text:list-item>
      </text:list>
      <text:p text:style-name="P1">When young users (especially Gen Z) arrive at the site, they look for:<text:line-break/>- Bold header visuals and taglines (e.g. “We Organize. We Build. We Win.”)<text:line-break/>- Clear call-to-action buttons like “Start a Group,” “See the Map,” “Join the Movement”<text:line-break/>- Live or simulated event/activity feed (map or scroll)<text:line-break/>- Authentic UI/UX design (avoid stock photos, emphasize real people)<text:line-break/>- Trust signals (e.g. “AI-moderated,” “Open source,” “Your Data = Yours”)<text:line-break/>- Fun, low-stakes ways to engage (e.g. “Find Your Cause” quiz, avatar builder)<text:line-break/></text:p>
      <text:list xml:id="list34761608" text:continue-numbering="true" text:style-name="Outline">
        <text:list-item>
          <text:list>
            <text:list-item>
              <text:h text:style-name="P3" text:outline-level="2">9.2. Suggested Frameworks and Tools</text:h>
            </text:list-item>
          </text:list>
        </text:list-item>
      </text:list>
      <text:p text:style-name="P1">Frontend &amp; UI:<text:line-break/>- Next.js or Vite (React frameworks)<text:line-break/>- ShadCN UI + Tailwind CSS<text:line-break/>- Lucide Icons, Framer Motion<text:line-break/><text:line-break/>Backend &amp; Data:<text:line-break/>- Supabase (auth, database, storage)<text:line-break/>- Hasura (GraphQL option)<text:line-break/>- Leaflet / Mapbox (mapping)<text:line-break/>- Pusher / Ably (real-time chat)<text:line-break/><text:line-break/>Auth &amp; Moderation:<text:line-break/>- Clerk.dev or Supabase Auth<text:line-break/>- OpenAI Moderation API for safe content handling<text:line-break/>- Custom pseudonymous ID (AnonID integration)<text:line-break/><text:line-break/>Developer Tools:<text:line-break/>- Storybook (component previewing)<text:line-break/>- Turborepo / Nx (monorepo management)<text:line-break/>- PostHog / OpenReplay (session analytics)<text:line-break/></text:p>
      <text:list xml:id="list34751182" text:continue-numbering="true" text:style-name="Outline">
        <text:list-item>
          <text:list>
            <text:list-item>
              <text:h text:style-name="P3" text:outline-level="2">9.3. GitHub Strategies for GroupBuild</text:h>
            </text:list-item>
          </text:list>
        </text:list-item>
      </text:list>
      <text:p text:style-name="P1">Search Tips:<text:line-break/>- “shadcn ui starter” — for UI setups<text:line-break/>- “leaflet react map” — for maps<text:line-break/>- “nextjs chat app” — for real-time features<text:line-break/>- “openai moderation react” — for AI moderation examples<text:line-break/><text:line-break/>Notable GitHub Orgs:<text:line-break/>- shadcn/ui, tailwindlabs, framer/motion<text:line-break/>- supabase, clerkinc, nhost<text:line-break/>- openai, langchain-ai<text:line-break/>- opencollective, codeforamerica, g0v<text:line-break/></text:p>
      <text:list xml:id="list34760345" text:continue-numbering="true" text:style-name="Outline">
        <text:list-item>
          <text:list>
            <text:list-item>
              <text:h text:style-name="P3" text:outline-level="2">9.4. Free or Freemium APIs for GroupBuild</text:h>
            </text:list-item>
          </text:list>
        </text:list-item>
      </text:list>
      <text:p text:style-name="P1">- Bluesky (AT Protocol): decentralized handles and identity<text:line-break/>- OpenStreetMap + Leaflet: map tiles and overlays<text:line-break/>- OpenAI Moderation API: content filtering<text:line-break/>- Tally.so or Typeform: user feedback forms<text:line-break/><text:soft-page-break/>- Pusher / Ably: real-time messaging<text:line-break/>- IPinfo: geolocation via IP<text:line-break/>- Eventbrite: public event discovery<text:line-break/>- WorldTimeAPI / TimeZoneDB: time zone data<text:line-break/>- Clerk.dev / Supabase Auth: user auth<text:line-break/>- OpenCollective API: transparency overlays<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alibri" svg:font-family="Calibri" style:font-family-generic="roman"/>
    <style:font-face style:name="Cambria" svg:font-family="Cambria" style:font-family-generic="roman"/>
    <style:font-face style:name="Courier" svg:font-family="Courier" style:font-family-generic="roman"/>
    <style:font-face style:name="Palatino Linotype" svg:font-family="'Palatino Linotype'" style:font-family-generic="roman"/>
    <style:font-face style:name="Lucida Sans1" svg:font-family="'Lucida Sans'" style:font-family-generic="swiss"/>
    <style:font-face style:name="Times New Roman" svg:font-family="'Times New Roman'" style:font-family-generic="roman"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mbria"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Standard" style:default-outline-level="" style:list-style-name="" style:class="list">
      <style:paragraph-properties fo:margin-left="0.635cm" fo:margin-right="0cm" fo:text-indent="-0.635cm" style:auto-text-indent="false"/>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libri"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libri"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libri" fo:font-weight="bold" style:font-weight-asian="bold" style:font-name-complex="F"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libri" fo:font-style="italic" fo:font-weight="bold" style:font-style-asian="italic" style:font-weight-asian="bold" style:font-name-complex="F"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libri" style:font-name-complex="F"/>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keep-together="always" fo:keep-with-next="always"/>
      <style:text-properties fo:color="#243f60" style:font-name="Calibri" fo:font-style="italic" style:font-style-asian="italic" style:font-name-complex="F"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fo:keep-together="always" fo:keep-with-next="always"/>
      <style:text-properties fo:color="#404040" style:font-name="Calibri" fo:font-style="italic" style:font-style-asian="italic" style:font-name-complex="F"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fo:keep-together="always" fo:keep-with-next="always"/>
      <style:text-properties fo:color="#4f81bd" style:font-name="Calibri" fo:font-size="10pt" style:font-size-asian="10pt" style:font-name-complex="F"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fo:keep-together="always" fo:keep-with-next="always"/>
      <style:text-properties fo:color="#404040" style:font-name="Calibri" fo:font-size="10pt" fo:font-style="italic" style:font-size-asian="10pt" style:font-style-asian="italic" style:font-name-complex="F" style:font-size-complex="10pt" style:font-style-complex="italic"/>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libri" fo:font-size="26pt" fo:letter-spacing="0.009cm" fo:font-weight="bold" style:letter-kerning="true" style:font-size-asian="26pt" style:font-weight-asian="bold" style:font-name-complex="F" style:font-size-complex="2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4f81bd" style:font-name="Calibri" fo:font-size="12pt" fo:letter-spacing="0.026cm" fo:font-style="italic" style:font-size-asian="12pt" style:font-style-asian="italic" style:font-name-complex="F" style:font-size-complex="12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ody_20_Text_20_2" style:display-name="Body Text 2" style:family="paragraph" style:parent-style-name="Standard" style:default-outline-level="" style:list-style-name="">
      <style:paragraph-properties fo:margin-top="0cm" fo:margin-bottom="0.212cm" fo:line-height="200%"/>
    </style:style>
    <style:style style:name="Body_20_Text_20_3" style:display-name="Body Text 3" style:family="paragraph" style:parent-style-name="Standard" style:default-outline-level="" style:list-style-name="">
      <style:paragraph-properties fo:margin-top="0cm" fo:margin-bottom="0.212cm"/>
      <style:text-properties fo:font-size="8pt" style:font-size-asian="8pt" style:font-size-complex="8pt"/>
    </style:style>
    <style:style style:name="List_20_2" style:display-name="List 2" style:family="paragraph" style:parent-style-name="Standard" style:default-outline-level="" style:list-style-name="" style:class="list">
      <style:paragraph-properties fo:margin-left="1.27cm" fo:margin-right="0cm" fo:margin-top="0cm" fo:margin-bottom="0.212cm" fo:text-indent="-0.635cm" style:auto-text-indent="false"/>
    </style:style>
    <style:style style:name="List_20_3" style:display-name="List 3" style:family="paragraph" style:parent-style-name="Standard" style:default-outline-level="" style:list-style-name="" style:class="list">
      <style:paragraph-properties fo:margin-left="1.905cm" fo:margin-right="0cm" fo:margin-top="0cm" fo:margin-bottom="0.212cm" fo:text-indent="-0.635cm" style:auto-text-indent="false"/>
    </style:style>
    <style:style style:name="List_20_Bullet" style:display-name="List Bullet" style:family="paragraph" style:parent-style-name="Standard" style:default-outline-level="" style:list-style-name=""/>
    <style:style style:name="List_20_Bullet_20_2" style:display-name="List Bullet 2" style:family="paragraph" style:parent-style-name="Standard" style:default-outline-level="" style:list-style-name=""/>
    <style:style style:name="List_20_Bullet_20_3" style:display-name="List Bullet 3" style:family="paragraph" style:parent-style-name="Standard" style:default-outline-level="" style:list-style-name=""/>
    <style:style style:name="List_20_Number" style:display-name="List Number" style:family="paragraph" style:parent-style-name="Standard" style:list-style-name="Outline"/>
    <style:style style:name="List_20_Number_20_2" style:display-name="List Number 2" style:family="paragraph" style:parent-style-name="Standard" style:list-style-name="Outline"/>
    <style:style style:name="List_20_Number_20_3" style:display-name="List Number 3" style:family="paragraph" style:parent-style-name="Standard" style:default-outline-level="1" style:list-style-name="Outline"/>
    <style:style style:name="List_20_Continue" style:display-name="List Continue" style:family="paragraph" style:parent-style-name="Standard" style:default-outline-level="" style:list-style-name="">
      <style:paragraph-properties fo:margin-left="0.635cm" fo:margin-right="0cm" fo:margin-top="0cm" fo:margin-bottom="0.212cm" fo:text-indent="0cm" style:auto-text-indent="false"/>
    </style:style>
    <style:style style:name="List_20_Continue_20_2" style:display-name="List Continue 2" style:family="paragraph" style:parent-style-name="Standard" style:default-outline-level="" style:list-style-name="">
      <style:paragraph-properties fo:margin-left="1.27cm" fo:margin-right="0cm" fo:margin-top="0cm" fo:margin-bottom="0.212cm" fo:text-indent="0cm" style:auto-text-indent="false"/>
    </style:style>
    <style:style style:name="List_20_Continue_20_3" style:display-name="List Continue 3" style:family="paragraph" style:parent-style-name="Standard" style:default-outline-level="" style:list-style-name="">
      <style:paragraph-properties fo:margin-left="1.905cm" fo:margin-right="0cm" fo:margin-top="0cm" fo:margin-bottom="0.212cm" fo:text-indent="0cm" style:auto-text-indent="false"/>
    </style:style>
    <style:style style:name="macro" style:family="paragraph" style:default-outline-level="" style:list-style-name="">
      <style:paragraph-properties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use-window-font-color="true" style:font-name="Courier" fo:font-size="10pt" style:font-size-asian="10pt" style:font-size-complex="10pt"/>
    </style:style>
    <style:style style:name="Quote" style:family="paragraph" style:parent-style-name="Standard" style:default-outline-level="" style:list-style-name="">
      <style:text-properties fo:color="#000000" fo:font-style="italic" style:font-style-asian="italic" style:font-style-complex="italic"/>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default-outline-level="" style:list-style-name="">
      <style:paragraph-properties fo:margin-left="1.651cm" fo:margin-right="1.651cm" fo:margin-top="0.353cm" fo:margin-bottom="0.494cm" fo:text-indent="0cm" style:auto-text-indent="false" fo:padding-left="0cm" fo:padding-right="0cm" fo:padding-top="0cm" fo:padding-bottom="0.141cm" fo:border-left="none" fo:border-right="none" fo:border-top="none" fo:border-bottom="0.018cm solid #4f81bd"/>
      <style:text-properties fo:color="#4f81bd" fo:font-style="italic" fo:font-weight="bold" style:font-style-asian="italic" style:font-weight-asian="bold" style:font-style-complex="italic" style:font-weight-complex="bold"/>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er_20_Char" style:display-name="Header Char" style:family="text"/>
    <style:style style:name="Footer_20_Char" style:display-name="Footer Char" style:family="tex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size="14pt" fo:font-weight="bold" style:font-size-asian="14pt" style:font-weight-asian="bold" style:font-name-complex="F" style:font-size-complex="14pt" style:font-weight-complex="bold"/>
    </style:style>
    <style:style style:name="Heading_20_2_20_Char" style:display-name="Heading 2 Char" style:family="text" style:parent-style-name="Default_20_Paragraph_20_Font">
      <style:text-properties fo:color="#4f81bd" style:font-name="Calibri" fo:font-size="13pt" fo:font-weight="bold" style:font-size-asian="13pt" style:font-weight-asian="bold" style:font-name-complex="F" style:font-size-complex="13pt" style:font-weight-complex="bold"/>
    </style:style>
    <style:style style:name="Heading_20_3_20_Char" style:display-name="Heading 3 Char" style:family="text" style:parent-style-name="Default_20_Paragraph_20_Font">
      <style:text-properties fo:color="#4f81bd" style:font-name="Calibri" fo:font-weight="bold" style:font-weight-asian="bold" style:font-name-complex="F" style:font-weight-complex="bold"/>
    </style:style>
    <style:style style:name="Title_20_Char" style:display-name="Title Char" style:family="text" style:parent-style-name="Default_20_Paragraph_20_Font">
      <style:text-properties fo:color="#17365d" style:font-name="Calibri" fo:font-size="26pt" fo:letter-spacing="0.009cm" style:letter-kerning="true" style:font-size-asian="26pt" style:font-name-complex="F" style:font-size-complex="26pt"/>
    </style:style>
    <style:style style:name="Subtitle_20_Char" style:display-name="Subtitle Char" style:family="text" style:parent-style-name="Default_20_Paragraph_20_Font">
      <style:text-properties fo:color="#4f81bd" style:font-name="Calibri" fo:font-size="12pt" fo:letter-spacing="0.026cm" fo:font-style="italic" style:font-size-asian="12pt" style:font-style-asian="italic" style:font-name-complex="F"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style="italic" fo:font-weight="bold" style:font-style-asian="italic" style:font-weight-asian="bold" style:font-name-complex="F" style:font-style-complex="italic" style:font-weight-complex="bold"/>
    </style:style>
    <style:style style:name="Heading_20_5_20_Char" style:display-name="Heading 5 Char" style:family="text" style:parent-style-name="Default_20_Paragraph_20_Font">
      <style:text-properties fo:color="#243f60" style:font-name="Calibri" style:font-name-complex="F"/>
    </style:style>
    <style:style style:name="Heading_20_6_20_Char" style:display-name="Heading 6 Char" style:family="text" style:parent-style-name="Default_20_Paragraph_20_Font">
      <style:text-properties fo:color="#243f60" style:font-name="Calibri" fo:font-style="italic" style:font-style-asian="italic" style:font-name-complex="F" style:font-style-complex="italic"/>
    </style:style>
    <style:style style:name="Heading_20_7_20_Char" style:display-name="Heading 7 Char" style:family="text" style:parent-style-name="Default_20_Paragraph_20_Font">
      <style:text-properties fo:color="#404040" style:font-name="Calibri" fo:font-style="italic" style:font-style-asian="italic" style:font-name-complex="F" style:font-style-complex="italic"/>
    </style:style>
    <style:style style:name="Heading_20_8_20_Char" style:display-name="Heading 8 Char" style:family="text" style:parent-style-name="Default_20_Paragraph_20_Font">
      <style:text-properties fo:color="#4f81bd" style:font-name="Calibri" fo:font-size="10pt" style:font-size-asian="10pt" style:font-name-complex="F" style:font-size-complex="10pt"/>
    </style:style>
    <style:style style:name="Heading_20_9_20_Char" style:display-name="Heading 9 Char" style:family="text" style:parent-style-name="Default_20_Paragraph_20_Font">
      <style:text-properties fo:color="#404040" style:font-name="Calibri" fo:font-size="10pt" fo:font-style="italic" style:font-size-asian="10pt" style:font-style-asian="italic" style:font-name-complex="F" style:font-size-complex="10pt"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suffix="." style:num-format="1">
        <style:list-level-properties text:list-level-position-and-space-mode="label-alignment">
          <style:list-level-label-alignment text:label-followed-by="listtab" text:list-tab-stop-position="1.905cm" fo:text-indent="-0.635cm" fo:margin-left="1.90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ython-docx</meta:initial-creator>
    <dc:description>generated by python-docx</dc:description>
    <meta:editing-cycles>1</meta:editing-cycles>
    <meta:creation-date>2013-12-23T23:15:00</meta:creation-date>
    <dc:date>2025-06-17T14:48:07.96</dc:date>
    <meta:editing-duration>P0D</meta:editing-duration>
    <meta:generator>OpenOffice/4.1.15$Win32 OpenOffice.org_project/4115m2$Build-9813</meta:generator>
    <dc:creator>Rick Ballard</dc:creator>
    <meta:document-statistic meta:table-count="0" meta:image-count="0" meta:object-count="0" meta:page-count="4" meta:paragraph-count="28" meta:word-count="990" meta:character-count="633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